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0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7"/>
          <table:table-cell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8.4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00 "Universitetai.lt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 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Topmodeli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Ksena: karingoji prince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ndromed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7 dieno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edęs ir turi vaikų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Vilas ir Grei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Topmod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Ksena: karingoji prince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Androme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7 dienos". 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0 "Vedęs ir turi vaikų". 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CSI Majam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Ženklas IV: pabudim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00 "Pietų park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30 "Vilas ir Grei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3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8.4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Topmodeli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Ksena: karingoji prince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ndromed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7 dieno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edęs ir turi vaikų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Vilas ir Grei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Topmod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Ksena: karingoji princesė". 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Androme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7 dien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0 "Vedęs ir turi vaikų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CSI Majam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Džipai monstr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3.00 "Paveikslo vagystė". Veiksmo f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00 "Vilas ir Grei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3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1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Topmodeli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Ksena: karingoji prince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ndromed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7 dieno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edęs ir turi vaikų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Vilas ir Grei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Topmod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Ksena: karingoji prince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Androme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7 dien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0 "Vedęs ir turi vaikų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CSI Majam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Džipai monstr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3.00 "Paženklintas". Veiksmo f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00 "Vilas ir Grei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3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1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Topmodeli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Ksena: karingoji prince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ndromed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7 dieno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edęs ir turi vaikų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Vilas ir Grei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Topmodeliai"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Ksena: karingoji prince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Androme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7 dien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0 "Vedęs ir turi vaikų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CSI Majam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Bėgantis taikiny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00 "Pietų park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30 "Vilas ir Grei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3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1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Topmodeli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Ksena: karingoji prince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ndromed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7 dieno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edęs ir turi vaikų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Vilas ir Grei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Topmod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Ksena: karingoji princes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Andromeda". 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7 dien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0 "Vedęs ir turi vaikų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CSI Majam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Keliautojas į praeitį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3.00 "Išgelbėk mane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00 "Kompromituojančios situacij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30 "Plikšių juok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0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8.4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00 "Universitetai.lt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8 paprastos taisykl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Kibernet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30 "Holivudo užkulis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Gražuolės ir moksliukai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Mados reida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3.00 "Džeimis gamina namuose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Vilas ir Greisė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Aukščiausia pavara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Ledo keli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Žvaigždžių vartai. Atlanti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Žvaigždžių medžiotoj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Aukščiausia pavar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5 "Amerikos dievaiti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Keliautojas į praeitį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3.00 "Išgelbėk mane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00 "Kompromituojančios situacij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30 "Plikšių juok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00 "Ledo kelia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.00 Pabaiga.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TV6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15 "Teleparduotuvė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9.30 "Karas Amerikos keliuose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0.00 "Džeimis gamina namuose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1.00 "Mados reid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2.00 "Amerikos dievaitis" (k)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4.00 "Pasaulio keistenyb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5.00 "Red Bull Air Race pasaulio čempionatas. Perto lenktynė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6.00 "Ledo keli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7.00 "Žvaigždžių vartai. Atlantid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8.00 "Žvaigždžių medžiotoj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9.00 "Aukščiausia pavara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0.05 "Gražuolės ir moksliuk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00 "Simpson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1.30 "Šeimos biča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2.00 "Keliautojas į praeitį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23.00 "Išgelbėk mane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00 "Kompromituojančios situacijos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0.30 "Plikšių juokeliai".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1.00 "Ledo kelias" (k).</text:p>
          </table:table-cell>
          <table:table-cell table:number-columns-repeated="16383"/>
        </table:table-row>
        <table:table-row table:style-name="ro1">
          <table:table-cell table:style-name="ce12" table:number-columns-spanned="2" table:number-rows-spanned="1"/>
          <table:covered-table-cell/>
          <table:table-cell table:number-columns-repeated="16382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" table:number-columns-spanned="2" table:number-rows-spanned="1"/>
          <table:covered-table-cell/>
          <table:table-cell table:number-columns-repeated="16382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3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1:33:19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0-31T21:36:58.296000000</dc:date>
    <meta:editing-duration>PT2H8M8S</meta:editing-duration>
    <meta:editing-cycles>5</meta:editing-cycles>
    <meta:generator>LibreOffice/7.6.2.1$Windows_X86_64 LibreOffice_project/56f7684011345957bbf33a7ee678afaf4d2ba333</meta:generator>
    <meta:document-statistic meta:table-count="1" meta:cell-count="146" meta:object-count="0"/>
  </office:meta>
</office:document-meta>
</file>